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 fo:color="#4472C4" fo:font-size="48pt" style:font-size-asian="48pt" style:font-size-complex="48pt"/>
    </style:style>
    <style:style style:name="P3" style:parent-style-name="ParágrafodaLista" style:list-style-name="LFO1" style:family="paragraph">
      <style:text-properties style:font-name="Arial" style:font-name-complex="Arial" fo:color="#4472C4" fo:font-size="36pt" style:font-size-asian="36pt" style:font-size-complex="36pt"/>
    </style:style>
    <style:style style:name="P4" style:parent-style-name="ParágrafodaLista" style:family="paragraph">
      <style:paragraph-properties fo:margin-left="0.9916in">
        <style:tab-stops/>
      </style:paragraph-properties>
      <style:text-properties style:font-name="Arial" style:font-name-complex="Arial" fo:font-size="36pt" style:font-size-asian="36pt" style:font-size-complex="36pt"/>
    </style:style>
    <style:style style:name="P5" style:parent-style-name="Normal" style:family="paragraph">
      <style:text-properties style:font-name="Arial" style:font-name-complex="Arial" fo:font-size="20pt" style:font-size-asian="20pt" style:font-size-complex="20pt"/>
    </style:style>
    <style:style style:name="P6" style:parent-style-name="Normal" style:family="paragraph">
      <style:text-properties style:font-name="Arial" style:font-name-complex="Arial" fo:font-size="20pt" style:font-size-asian="20pt" style:font-size-complex="20pt"/>
    </style:style>
    <style:style style:name="T7" style:parent-style-name="Tipodeletrapredefinidodoparágrafo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8" style:parent-style-name="Tipodeletrapredefinidodoparágrafo" style:family="text">
      <style:text-properties style:font-name="Arial" style:font-name-complex="Arial" fo:font-size="20pt" style:font-size-asian="20pt" style:font-size-complex="20pt"/>
    </style:style>
    <style:style style:name="T9" style:parent-style-name="Tipodeletrapredefinidodoparágrafo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10" style:parent-style-name="Tipodeletrapredefinidodoparágrafo" style:family="text">
      <style:text-properties style:font-name="Arial" style:font-name-complex="Arial" fo:font-size="20pt" style:font-size-asian="20pt" style:font-size-complex="20pt"/>
    </style:style>
    <style:style style:name="P11" style:parent-style-name="Normal" style:family="paragraph">
      <style:text-properties style:font-name="Arial" style:font-name-complex="Arial" fo:font-size="20pt" style:font-size-asian="20pt" style:font-size-complex="20pt"/>
    </style:style>
    <style:style style:name="P12" style:parent-style-name="Normal" style:family="paragraph">
      <style:paragraph-properties fo:break-before="page"/>
      <style:text-properties style:font-name="Arial" style:font-name-complex="Arial" fo:font-size="20pt" style:font-size-asian="20pt" style:font-size-complex="20pt"/>
    </style:style>
    <style:style style:name="P1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3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1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0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1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2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3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4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4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3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5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6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2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6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7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9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0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1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2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3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4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5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6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8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0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3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4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5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6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7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8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99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0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1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2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3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4" style:parent-style-name="Normal" style:family="paragraph">
      <style:paragraph-properties fo:margin-bottom="0in" fo:margin-left="0.4916in">
        <style:tab-stops/>
      </style:paragraph-properties>
    </style:style>
    <style:style style:name="T105" style:parent-style-name="Tipodeletrapredefinidodoparágraf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6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07" style:parent-style-name="Normal" style:family="paragraph">
      <style:paragraph-properties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8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9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1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2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3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4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5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6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7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8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9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0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1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2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3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4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25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26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27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28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29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3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1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3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33" style:parent-style-name="NormalWeb" style:family="paragraph">
      <style:paragraph-properties fo:margin-top="0in" fo:margin-bottom="0in"/>
    </style:style>
    <style:style style:name="T13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35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36" style:parent-style-name="NormalWeb" style:family="paragraph">
      <style:paragraph-properties fo:margin-top="0in" fo:margin-bottom="0in"/>
    </style:style>
    <style:style style:name="T137" style:parent-style-name="Tipodeletrapredefinidodoparágraf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8" style:parent-style-name="Tipodeletrapredefinidodoparágraf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9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40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4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42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43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44" style:parent-style-name="NormalWeb" style:family="paragraph">
      <style:paragraph-properties fo:margin-top="0in" fo:margin-bottom="0in"/>
    </style:style>
    <style:style style:name="T145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46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47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48" style:parent-style-name="NormalWeb" style:family="paragraph">
      <style:paragraph-properties fo:margin-top="0in" fo:margin-bottom="0in" fo:text-indent="0.4916in"/>
      <style:text-properties style:font-name="Arial" style:font-name-complex="Arial" fo:font-size="10pt" style:font-size-asian="10pt" style:font-size-complex="10pt"/>
    </style:style>
    <style:style style:name="P14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50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51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52" style:parent-style-name="NormalWeb" style:family="paragraph">
      <style:paragraph-properties fo:margin-top="0in" fo:margin-bottom="0in"/>
    </style:style>
    <style:style style:name="T153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4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55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56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57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5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59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60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61" style:parent-style-name="NormalWeb" style:family="paragraph">
      <style:paragraph-properties fo:margin-top="0in" fo:margin-bottom="0in"/>
    </style:style>
    <style:style style:name="T162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63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64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5" style:parent-style-name="NormalWeb" style:family="paragraph">
      <style:paragraph-properties fo:margin-top="0in" fo:margin-bottom="0in" fo:text-indent="0.4916in"/>
      <style:text-properties style:font-name="Arial" style:font-name-complex="Arial" fo:font-size="10pt" style:font-size-asian="10pt" style:font-size-complex="10pt"/>
    </style:style>
    <style:style style:name="P16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67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6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69" style:parent-style-name="NormalWeb" style:family="paragraph">
      <style:paragraph-properties fo:margin-top="0in" fo:margin-bottom="0in"/>
    </style:style>
    <style:style style:name="T170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71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72" style:parent-style-name="NormalWeb" style:family="paragraph">
      <style:paragraph-properties fo:margin-top="0in" fo:margin-bottom="0in" fo:margin-lef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3" style:parent-style-name="NormalWeb" style:family="paragraph">
      <style:paragraph-properties fo:margin-top="0in" fo:margin-bottom="0in" fo:text-indent="0.4916in"/>
    </style:style>
    <style:style style:name="T174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T175" style:parent-style-name="Tipodeletrapredefinidodoparágrafo" style:family="text">
      <style:text-properties style:font-name="Arial" style:font-name-complex="Arial" fo:font-size="10pt" style:font-size-asian="10pt" style:font-size-complex="10pt"/>
    </style:style>
    <style:style style:name="P17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77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78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/>
    </style:style>
    <style:style style:name="P17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0" style:parent-style-name="NormalWeb" style:family="paragraph">
      <style:paragraph-properties fo:margin-top="0in" fo:margin-bottom="0in"/>
      <style:text-properties style:font-name="Arial" style:font-name-complex="Arial" fo:font-size="10pt" style:font-size-asian="10pt" style:font-size-complex="10pt"/>
    </style:style>
    <style:style style:name="P18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86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Relatório Projeto</text:p>
      <text:list text:style-name="LFO1" text:continue-numbering="true">
        <text:list-item>
          <text:p text:style-name="P3">Meta Intermédia</text:p>
        </text:list-item>
      </text:list>
      <text:p text:style-name="P4"/>
      <text:p text:style-name="P5">Carlos Miguel Matos Soares, 2020230124</text:p>
      <text:p text:style-name="P6">Afonso da Silva Duarte, 2020221554</text:p>
      <text:p text:style-name="Normal"><text:span text:style-name="T7">Cadeira</text:span><text:span text:style-name="T8">: Redes da Comunicação</text:span></text:p>
      <text:p text:style-name="Normal"><text:span text:style-name="T9">Docente</text:span><text:span text:style-name="T10">: Vasco Pereira</text:span></text:p>
      <text:p text:style-name="P11"/>
      <text:p text:style-name="P12"/>
      <text:p text:style-name="P13">Comandos usados para a configuração do Router 1</text:p>
      <text:p text:style-name="P14">config<text:s/>terminal</text:p>
      <text:p text:style-name="P15">interface FastEthernet1/0</text:p>
      <text:p text:style-name="P16">ip address 180.43.170.5 255.255.255.0</text:p>
      <text:p text:style-name="P17">no shutdown</text:p>
      <text:p text:style-name="P18">exit</text:p>
      <text:p text:style-name="P19">interface Ethernet0/0</text:p>
      <text:p text:style-name="P20">ip address 180.43.170.2 255.255.255.128</text:p>
      <text:p text:style-name="P21">no shutdown</text:p>
      <text:p text:style-name="P22">exit</text:p>
      <text:p text:style-name="P23">exit</text:p>
      <text:p text:style-name="P24"/>
      <text:p text:style-name="P25">#Testes de verificação</text:p>
      <text:p text:style-name="P26">ping<text:s/>180.43.170.2<text:s/>(verificar a conectividade entre o router 1 e o router 2)<text:s/></text:p>
      <text:p text:style-name="P27">ping<text:s/>180.43.170.3<text:s/>(verificar a conectividade entre o router 1 e o router 3)<text:s/></text:p>
      <text:p text:style-name="P28">ping<text:s/>192.168.5.2<text:s/>(verificar a conectividade ao PC1)<text:s/></text:p>
      <text:p text:style-name="P29">ping<text:s/>192.168.5.3<text:s/>(verificar a conectividade ao PC2)</text:p>
      <text:p text:style-name="P30">ping<text:s/>180.43.170.131<text:s/>(verificar a conectividade ao PC3)</text:p>
      <text:p text:style-name="P31"/>
      <text:p text:style-name="P32"/>
      <text:p text:style-name="P33">Comandos usados para a configuração do Router 2</text:p>
      <text:p text:style-name="P34">config terminal</text:p>
      <text:p text:style-name="P35">interface Ethernet0/0</text:p>
      <text:p text:style-name="P36">ip address 192.168.5.60 255.255.255.192</text:p>
      <text:p text:style-name="P37">no shutdown</text:p>
      <text:p text:style-name="P38">exit</text:p>
      <text:p text:style-name="P39">interface FastEthernet1/0</text:p>
      <text:p text:style-name="P40">ip address 180.43.170.2 255.255.255.0</text:p>
      <text:p text:style-name="P41">no shutdown</text:p>
      <text:p text:style-name="P42">exit</text:p>
      <text:p text:style-name="P43">exit</text:p>
      <text:p text:style-name="P44"/>
      <text:p text:style-name="P45">#Testes de verificação</text:p>
      <text:p text:style-name="P46">ping<text:s/>180.43.170.5<text:s/>(verificar a conectividade entre o router<text:s/>2<text:s/>e o router<text:s/>1)<text:s/></text:p>
      <text:p text:style-name="P47">ping<text:s/>180.43.170.3<text:s/>(verificar a conectividade entre o router<text:s/>2<text:s/>e o router 3)<text:s/></text:p>
      <text:p text:style-name="P48">ping<text:s/>180.43.170.131<text:s/>(verificar a conectividade ao PC3)</text:p>
      <text:p text:style-name="P49"/>
      <text:p text:style-name="P50"/>
      <text:p text:style-name="P51">Comandos usados para a configuração do Router 3</text:p>
      <text:p text:style-name="P52">config terminal</text:p>
      <text:p text:style-name="P53">interface FastEthernet1/0</text:p>
      <text:p text:style-name="P54">ip address<text:s/><text:bookmark-start text:name="_Hlk101209317"/>180.43.170.3<text:s/><text:bookmark-end text:name="_Hlk101209317"/>255.255.255.128</text:p>
      <text:p text:style-name="P55">no shutdown</text:p>
      <text:p text:style-name="P56">exit</text:p>
      <text:p text:style-name="P57">interface Ethernet0/0</text:p>
      <text:p text:style-name="P58">ip address 180.43.170.130 255.255.255.128</text:p>
      <text:p text:style-name="P59">no shutdown</text:p>
      <text:p text:style-name="P60">exit</text:p>
      <text:p text:style-name="P61">exit</text:p>
      <text:p text:style-name="P62"><text:tab/></text:p>
      <text:p text:style-name="P63"/>
      <text:p text:style-name="P64"/>
      <text:p text:style-name="P65"/>
      <text:p text:style-name="P66"/>
      <text:p text:style-name="P67">#Testes de verificação</text:p>
      <text:p text:style-name="P68">ping<text:s/>180.43.170.5<text:s/>(verificar a conectividade entre o router<text:s/>3<text:s/>e o router<text:s/>1)<text:s/></text:p>
      <text:p text:style-name="P69">ping<text:s/>180.43.170.2<text:s/>(verificar a conectividade entre o router<text:s/>3<text:s/>e o router<text:s/>2)<text:s/></text:p>
      <text:p text:style-name="P70">ping<text:s/>192.168.5.2<text:s/>(verificar a conectividade ao PC1)</text:p>
      <text:p text:style-name="P71">ping<text:s/>192.168.5.3<text:s/>(verificar a conectividade ao PC2)</text:p>
      <text:p text:style-name="P72"/>
      <text:p text:style-name="P73"/>
      <text:p text:style-name="P74"/>
      <text:p text:style-name="P75">Interface PC1</text:p>
      <text:p text:style-name="P76"># Static config for eth0</text:p>
      <text:p text:style-name="P77">auto eth0</text:p>
      <text:p text:style-name="P78">iface eth0 inet static</text:p>
      <text:p text:style-name="P79">address 192.168.5.2</text:p>
      <text:p text:style-name="P80">netmask 255.255.255.192</text:p>
      <text:p text:style-name="P81">gateway<text:s/>192.168.5.60</text:p>
      <text:p text:style-name="P82"># up echo nameserver 192.168.0.1 &gt; /etc/resolv.conf</text:p>
      <text:p text:style-name="P83"># DHCP config for eth0</text:p>
      <text:p text:style-name="P84"># auto eth0</text:p>
      <text:p text:style-name="P85"># iface eth0 inet dhcp</text:p>
      <text:p text:style-name="P86"/>
      <text:p text:style-name="P87">#Testes de verificação</text:p>
      <text:p text:style-name="P88">ping<text:s/>192.168.5.3<text:s/>(verificar a conectividade<text:s/>ao PC2)<text:s/></text:p>
      <text:p text:style-name="P89">ping<text:s/>180.43.170.131<text:s/>(verificar a conectividade ao PC3)</text:p>
      <text:p text:style-name="P90"/>
      <text:p text:style-name="P91"/>
      <text:p text:style-name="P92">Interface PC2</text:p>
      <text:p text:style-name="P93"># Static config for eth0</text:p>
      <text:p text:style-name="P94">auto eth0</text:p>
      <text:p text:style-name="P95">iface eth0 inet static</text:p>
      <text:p text:style-name="P96">address 192.168.5.3</text:p>
      <text:p text:style-name="P97">netmask<text:s/>255.255.255.192</text:p>
      <text:p text:style-name="P98">gateway 192.168.5.60</text:p>
      <text:p text:style-name="P99"># up echo nameserver 192.168.0.1 &gt; /etc/resolv.conf</text:p>
      <text:p text:style-name="P100"># DHCP config for eth0</text:p>
      <text:p text:style-name="P101"># auto eth0</text:p>
      <text:p text:style-name="P102"># iface eth0 inet dhcp</text:p>
      <text:p text:style-name="P103"/>
      <text:p text:style-name="P104"><text:span text:style-name="T105">#Testes de verificação</text:span><text:span text:style-name="T106"><text:s/></text:span></text:p>
      <text:p text:style-name="P107">ping<text:s/>180.43.170.131<text:s/>(verificar a conectividade ao PC3)</text:p>
      <text:p text:style-name="P108"/>
      <text:p text:style-name="P109"/>
      <text:p text:style-name="P110">Interface PC3</text:p>
      <text:p text:style-name="P111"># Static config for eth0</text:p>
      <text:p text:style-name="P112">auto eth0</text:p>
      <text:p text:style-name="P113">iface eth0 inet static</text:p>
      <text:p text:style-name="P114">address 180.43.170.131</text:p>
      <text:p text:style-name="P115">netmask 255.255.255.128</text:p>
      <text:p text:style-name="P116">gateway 180.43.170.130</text:p>
      <text:p text:style-name="P117"># up echo nameserver 192.168.0.1 &gt; /etc/resolv.conf</text:p>
      <text:p text:style-name="P118"># DHCP config for eth0</text:p>
      <text:p text:style-name="P119"># auto eth0</text:p>
      <text:p text:style-name="P120"># iface eth0 inet dhcp</text:p>
      <text:p text:style-name="P121"/>
      <text:p text:style-name="P122"/>
      <text:p text:style-name="P123"/>
      <text:p text:style-name="P124"/>
      <text:p text:style-name="P125">Conexão R3 à Rede A</text:p>
      <text:p text:style-name="P126"/>
      <text:p text:style-name="P127"><text:tab/>enable</text:p>
      <text:p text:style-name="P128"><text:tab/>config terminal</text:p>
      <text:p text:style-name="P129"><text:tab/>ip route 180.43.170.0 255.255.255.128 180.43.170.5</text:p>
      <text:p text:style-name="P130"/>
      <text:p text:style-name="P131">Conexão R3 à Rede B (PC1 e PC2)</text:p>
      <text:p text:style-name="P132"/>
      <text:p text:style-name="P133"><text:span text:style-name="T134"><text:tab/></text:span><text:span text:style-name="T135">enable</text:span></text:p>
      <text:p text:style-name="P136"><text:span text:style-name="T137"><text:s/></text:span><text:span text:style-name="T138"><text:tab/></text:span><text:span text:style-name="T139">config terminal</text:span></text:p>
      <text:p text:style-name="P140"><text:tab/>ip route 180.43.170.0 255.255.255.128 180.43.170.2</text:p>
      <text:p text:style-name="P141"/>
      <text:p text:style-name="P142">Conexão R2 à Rede A</text:p>
      <text:p text:style-name="P143"/>
      <text:p text:style-name="P144"><text:span text:style-name="T145"><text:tab/></text:span><text:span text:style-name="T146">enable</text:span></text:p>
      <text:p text:style-name="P147">config terminal</text:p>
      <text:p text:style-name="P148">ip route 192.168.5.0 255.255.255.192 180.43.170.5</text:p>
      <text:p text:style-name="P149"/>
      <text:p text:style-name="P150">Conexão R1 à Rede D (PC3)</text:p>
      <text:p text:style-name="P151"><text:tab/></text:p>
      <text:p text:style-name="P152"><text:span text:style-name="T153"><text:tab/></text:span><text:span text:style-name="T154">enable</text:span></text:p>
      <text:p text:style-name="P155"><text:tab/>config terminal</text:p>
      <text:p text:style-name="P156"><text:tab/>ip route 180.43.170.0 255.255.255.0 180.43.170.3</text:p>
      <text:p text:style-name="P157"/>
      <text:p text:style-name="P158"/>
      <text:p text:style-name="P159">Conexão R2 à Rede D (PC3)</text:p>
      <text:p text:style-name="P160"><text:tab/></text:p>
      <text:p text:style-name="P161"><text:span text:style-name="T162"><text:tab/></text:span><text:span text:style-name="T163">enable</text:span></text:p>
      <text:p text:style-name="P164">config terminal</text:p>
      <text:p text:style-name="P165">ip route 192.168.5.0 255.255.255.192 180.43.170.3</text:p>
      <text:p text:style-name="P166"/>
      <text:p text:style-name="P167">Conexão R1 à Rede B (PC1 e PC2)</text:p>
      <text:p text:style-name="P168"/>
      <text:p text:style-name="P169"><text:span text:style-name="T170"><text:tab/></text:span><text:span text:style-name="T171">enable</text:span></text:p>
      <text:p text:style-name="P172">config terminal</text:p>
      <text:p text:style-name="P173"><text:span text:style-name="T174">ip route<text:s/></text:span><text:span text:style-name="T175">192.168.5.0 255.255.255.0 180.43.170.2</text:span></text:p>
      <text:p text:style-name="P176"/>
      <text:p text:style-name="P177"/>
      <text:p text:style-name="P178"><text:tab/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ljs-number" style:display-name="hljs-number" style:family="text" style:parent-style-name="Tipodeletrapredefinidodoparágrafo"/>
    <style:style style:name="hljs-built_in" style:display-name="hljs-built_in" style:family="text" style:parent-style-name="Tipodeletrapredefinidodoparágrafo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messagelistitem-zz7v6g" style:display-name="messagelistitem-zz7v6g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 1" text:anchor-type="paragraph" svg:x="2.4125in" svg:y="-0.35625in" svg:width="4.50972in" svg:height="0.65972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itos1904matos@outlook.pt</meta:initial-creator>
    <dc:creator>carlitos1904matos@outlook.pt</dc:creator>
    <meta:creation-date>2022-04-18T20:29:00Z</meta:creation-date>
    <dc:date>2022-04-18T20:29:00Z</dc:date>
    <meta:template xlink:href="Normal" xlink:type="simple"/>
    <meta:editing-cycles>2</meta:editing-cycles>
    <meta:editing-duration>PT180S</meta:editing-duration>
    <meta:document-statistic meta:page-count="4" meta:paragraph-count="6" meta:word-count="519" meta:character-count="3320" meta:row-count="23" meta:non-whitespace-character-count="2807"/>
  </office:meta>
</office:document-meta>
</file>